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10.58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3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Standart Fea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enster Größe (Full H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60 FP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timaps als sprite erzeugen nach dem laden konvertier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 bitmaps außer dem Hintergrund sind transparen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Kollisionsüberprüfu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nimation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li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blinbir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m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unds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ielerschus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rben von Gegner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mscha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ntergrundmusik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Kollisionsüberprüfu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urm und 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huss und 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ieler und Kart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ieler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chüsse spawnen an seiner Posi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wegung Pfeiltasten rechts, link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r Spieler kann spring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eautu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ullscreen (Full H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use mit "p"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s Game ist verloren wenn der Tower 0 HP ha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s Game wird nach dem verlieren reseted (mit "Backspace"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ore wird beim Gegner killen angehob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hwierigkeit wird angehoben (Die Gegner werden schneller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Gegn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egner spawnen am rechtem Ran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oblins laufen am Bode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oblinbirds fliegen in der Luft (zufällige Positionen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e Gegner haben einen random Speedwert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nn die Gegner den Tower berühren despawnen dies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gner verursachen verschiedenen Schaden am Tower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a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ssendes Hintergrundbil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ximal Mögliche Punktzahl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te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 text:c="7"/>% <text:s text:c="28"/>Punkte <text:s text:c="21"/>No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0 % – 92 % <text:s text:c="17"/>32 - 29 <text:s text:c="22"/>sehr g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1 % – 81 % <text:s text:c="19"/>28 - 26 <text:s text:c="22"/>gu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0 % - 67 % <text:s text:c="20"/>25 - 21 <text:s text:c="22"/>befriedig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6 % - 50 % <text:s text:c="20"/>20 - 16 <text:s text:c="22"/>ausreichen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9 % - 30 % <text:s text:c="20"/>15 - 10 <text:s text:c="22"/>mangelfhaf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 % - 0 % <text:s text:c="23"/>9 - 0 <text:s text:c="25"/>ungenügend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pc</meta:initial-creator>
    <dc:creator>Yven</dc:creator>
    <meta:creation-date>2022-02-25T09:32:22Z</meta:creation-date>
    <dc:date>2022-06-07T22:24:58Z</dc:date>
    <meta:editing-cycles>6</meta:editing-cycles>
    <meta:editing-duration>PT0S</meta:editing-duration>
  </office:meta>
</office:document-meta>
</file>